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4.5709in"/>
    </style:style>
    <style:style style:name="co4" style:family="table-column">
      <style:table-column-properties fo:break-before="auto" style:column-width="3.752in"/>
    </style:style>
    <style:style style:name="co5" style:family="table-column">
      <style:table-column-properties fo:break-before="auto" style:column-width="3.0472in"/>
    </style:style>
    <style:style style:name="co6" style:family="table-column">
      <style:table-column-properties fo:break-before="auto" style:column-width="0.93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 table:number-columns-spanned="4" table:number-rows-spanned="1">
            <text:p>FAB12 WORKSHOP MATERIALS</text:p>
          </table:table-cell>
          <table:covered-table-cell table:number-columns-repeated="2" table:style-name="ce7"/>
          <table:covered-table-cell table:style-name="ce11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WORKSHOP TITLE: <text:s/>Making Custom Fab Machines</text:p>
          </table:table-cell>
          <table:covered-table-cell table:number-columns-repeated="2" table:style-name="ce8"/>
          <table:covered-table-cell table:style-name="ce12"/>
          <table:table-cell table:number-columns-repeated="1020"/>
        </table:table-row>
        <table:table-row table:style-name="ro1">
          <table:table-cell table:style-name="ce3" office:value-type="string">
            <text:p>WORKSHOP NUMBER:</text:p>
          </table:table-cell>
          <table:table-cell table:style-name="ce8"/>
          <table:table-cell table:style-name="ce10" office:value-type="string">
            <text:p>#154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CONTACT NAME: Jens Dyvik</text:p>
          </table:table-cell>
          <table:covered-table-cell table:number-columns-repeated="2" table:style-name="ce8"/>
          <table:covered-table-cell table:style-name="ce12"/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CONTACT EMAIL: <text:s/><text:a xlink:href="mailto:jens@fellesverkstedet.no">jens@fellesverkstedet.no</text:a></text:p>
          </table:table-cell>
          <table:covered-table-cell table:number-columns-repeated="2" table:style-name="ce8"/>
          <table:covered-table-cell table:style-name="ce12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5" office:value-type="string">
            <text:p>QUANTITY </text:p>
          </table:table-cell>
          <table:table-cell table:style-name="ce5" office:value-type="string">
            <text:p>PART NUMBER</text:p>
          </table:table-cell>
          <table:table-cell table:style-name="ce5" office:value-type="string">
            <text:p>DESCRIPTION OF ITEM</text:p>
          </table:table-cell>
          <table:table-cell table:style-name="ce5" office:value-type="string">
            <text:p>WEB LINK TO PART</text:p>
          </table:table-cell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2" office:value-type="string">
            <text:p>Presentation Package (easel, easel paper and 3 markers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2mm x 2000mm x 1000mm POM Sheet – White</text:p>
          </table:table-cell>
          <table:table-cell table:style-name="ce4" office:value-type="string">
            <text:p><text:a xlink:href="https://www.alibaba.com/product-detail/Engineering-plastic-White-and-black-POM_60053261453.html?spm=a2700.7724838.0.0.CfbD7L">https://www.alibaba.com/product-detail/Engineering-plastic-White-and-black-POM_60053261453.html?spm=a2700.7724838.0.0.CfbD7L</text:a>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2mm x 2440mm x 1220 MDF/HDF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Bird mouth 8 sided router bit</text:p>
          </table:table-cell>
          <table:table-cell table:style-name="ce4" office:value-type="string">
            <text:p>http://www.ebay.com/itm/Yonico-15138-Birds-Mouth-Glue-Joint-Router-Bit-with-8-Sided-1-2-Inch-Shank-/121901605889?hash=item1c61e6e401:g:pPYAAOSwzgRWyewe</text:p>
          </table:table-cell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ES-SC-0200-6-070-40 </text:p>
          </table:table-cell>
          <table:table-cell table:style-name="ce4" office:value-type="string">
            <text:p>2mm Single flute Up-Cut End mill, 6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ES-SC-0300-6-120-50 </text:p>
          </table:table-cell>
          <table:table-cell table:style-name="ce4" office:value-type="string">
            <text:p>3mm Single flute Up-Cut End mill, 12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string">
            <text:p>ES-SC-0600-6-200-60 </text:p>
          </table:table-cell>
          <table:table-cell table:style-name="ce4" office:value-type="string">
            <text:p>6mm Single flute Up-Cut End mill, 14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1020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string">
            <text:p>NEMA 17 40mm+ Stepper motor</text:p>
          </table:table-cell>
          <table:table-cell table:style-name="ce4" office:value-type="string">
            <text:p>http://www.banggood.com/JKM-NEMA17-1_842-Hybrid-Stepper-Motor-Two-Phase-40MM48MM-p-933433.html</text:p>
          </table:table-cell>
          <table:table-cell table:number-columns-repeated="102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Ramps 1.4 INCLUDED 3+ drivers per board</text:p>
          </table:table-cell>
          <table:table-cell table:style-name="ce4" office:value-type="string">
            <text:p>http://www.banggood.com/3D-Printer-Kit-RAMPS-1_4-Control-Board-5Pcs-4988-Driver-With-Heat-Sink-p-936955.html</text:p>
          </table:table-cell>
          <table:table-cell table:number-columns-repeated="102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12v 10amps+ Power supply</text:p>
          </table:table-cell>
          <table:table-cell table:style-name="ce4" office:value-type="string">
            <text:p>http://www.banggood.com/Mini-120W-Switching-Power-Supply-85-265V-to-12V-10A-for-LED-Strip-Light-p-1019136.html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.6W+ 12v Laser engraving diode (inc. heatsink+driver)</text:p>
          </table:table-cell>
          <table:table-cell table:style-name="ce4" office:value-type="string">
            <text:p>http://www.banggood.com/445nm-1_6W-1600mW-Blue-Laser-Module-With-Heatsink-For-DIY-Laser-Cutter-Engraver-p-983766.html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End stop</text:p>
          </table:table-cell>
          <table:table-cell table:style-name="ce4" office:value-type="string">
            <text:p>http://www.banggood.com/10Pcs-RAMPS-1_4-Endstop-Switch-For-RepRap-Mendel-3D-Printer-With-70cm-Cable-p-1054554.html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1meter 4 wire motor cable</text:p>
          </table:table-cell>
          <table:table-cell table:style-name="ce4" office:value-type="string">
            <text:p>http://www.ebay.com/itm/New-100cm-4-wire-Cable-For-Stepper-Motor-NEMA17-Shaft-For-5mm-CNC-Makerbot-/122004811331?hash=item1c680dae43:g:G88AAOSwqBJXUU9x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1meter 2 wire cable for endstops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5x40 Bolt w/hex socke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5 Nu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5 Washers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string">
            <text:p>M3x10 Bolt w/hex socke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string">
            <text:p>M3x4 set screw</text:p>
          </table:table-cell>
          <table:table-cell table:style-name="ce4" office:value-type="string">
            <text:p>http://www.aliexpress.com/item/M3-x-4-GRUB-SCREWS-Socket-Setscrew-Flat-Point-5000pcs-lot/718842861.html?spm=2114.01010208.3.2.LGnZwp&amp;ws_ab_test=searchweb201556_10,searchweb201602_3_10017_405_404_507,searchweb201603_7&amp;btsid=27e4b349-5415-4386-97ce-8a8a9374f11b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PVA Wood glue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4" office:value-type="string">
            <text:p>FabLab Equipment needs:</text:p>
          </table:table-cell>
          <table:table-cell table:style-name="ce4"/>
          <table:table-cell table:style-name="ce4" office:value-type="string">
            <text:p>Large format CNC mill (ShopBot PRS Alpha preferred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4" office:value-type="string">
            <text:p>Soldering station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4" office:value-type="string">
            <text:p>Multimeter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4" office:value-type="string">
            <text:p>Allen keys for M3/M5 hex socket</text:p>
          </table:table-cell>
          <table:table-cell table:style-name="ce4"/>
          <table:table-cell table:number-columns-repeated="1020"/>
        </table:table-row>
        <table:table-row table:style-name="ro1" table:number-rows-repeated="8">
          <table:table-cell table:style-name="ce4" table:number-columns-repeated="4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01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01:07:59.87</dc:date>
    <meta:generator>OpenOffice/4.0.1$Win32 OpenOffice.org_project/401m5$Build-9714</meta:generator>
    <meta:editing-duration>PT1H14M32S</meta:editing-duration>
    <meta:editing-cycles>8</meta:editing-cycles>
    <meta:document-statistic meta:table-count="1" meta:cell-count="69" meta:object-count="0"/>
  </office:meta>
</office:document-meta>
</file>